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154cm"/>
    </style:style>
    <style:style style:name="co3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524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3.55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table table:name="Romanti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Movie #1</text:p>
          </table:table-cell>
          <table:table-cell office:value-type="string">
            <text:p>Movie #2</text:p>
          </table:table-cell>
          <table:table-cell office:value-type="string">
            <text:p>Movie #3</text:p>
          </table:table-cell>
          <table:table-cell table:number-columns-repeated="1020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Serendipity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Valentine's Day</text:p>
          </table:table-cell>
          <table:table-cell office:value-type="string">
            <text:p>Twilight</text:p>
          </table:table-cell>
          <table:table-cell table:number-columns-repeated="1021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The Bounty Hunter</text:p>
          </table:table-cell>
          <table:table-cell office:value-type="string">
            <text:p>Pretty Woman</text:p>
          </table:table-cell>
          <table:table-cell office:value-type="string">
            <text:p>Never Been Kissed</text:p>
          </table:table-cell>
          <table:table-cell table:number-columns-repeated="1020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string">
            <text:p>Music and Lyrics</text:p>
          </table:table-cell>
          <table:table-cell office:value-type="string">
            <text:p>When in Rome</text:p>
          </table:table-cell>
          <table:table-cell office:value-type="string">
            <text:p>Knocked Up</text:p>
          </table:table-cell>
          <table:table-cell table:number-columns-repeated="1020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27 Dresses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Leap Year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string">
            <text:p>Shallow Hal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string">
            <text:p>Fool's Gold</text:p>
          </table:table-cell>
          <table:table-cell office:value-type="string">
            <text:p>Easy A</text:p>
          </table:table-cell>
          <table:table-cell table:number-columns-repeated="1021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Clueless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string">
            <text:p>Just Married</text:p>
          </table:table-cell>
          <table:table-cell office:value-type="string">
            <text:p>No Reservations</text:p>
          </table:table-cell>
          <table:table-cell office:value-type="string">
            <text:p>Rumor Has It...</text:p>
          </table:table-cell>
          <table:table-cell table:number-columns-repeated="1020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string">
            <text:p>Pretty in Pink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string">
            <text:p>Blind Dat</text:p>
          </table:table-cell>
          <table:table-cell office:value-type="string">
            <text:p>40 Days and 40 Nights</text:p>
          </table:table-cell>
          <table:table-cell table:number-columns-repeated="1021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Just Friends</text:p>
          </table:table-cell>
          <table:table-cell office:value-type="string">
            <text:p>Definitely, Maybe</text:p>
          </table:table-cell>
          <table:table-cell office:value-type="string">
            <text:p>How Do You Know</text:p>
          </table:table-cell>
          <table:table-cell table:number-columns-repeated="1020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string">
            <text:p>Picture Perfect</text:p>
          </table:table-cell>
          <table:table-cell office:value-type="string">
            <text:p>50 First Dates</text:p>
          </table:table-cell>
          <table:table-cell office:value-type="string">
            <text:p>Brown Sugar</text:p>
          </table:table-cell>
          <table:table-cell table:number-columns-repeated="1020"/>
        </table:table-row>
        <table:table-row table:style-name="ro1">
          <table:table-cell table:style-name="ce2" office:value-type="float" office:value="32">
            <text:p>32</text:p>
          </table:table-cell>
          <table:table-cell office:value-type="string">
            <text:p>Someone Like You...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office:value-type="string">
            <text:p>Boys and Girls</text:p>
          </table:table-cell>
          <table:table-cell office:value-type="string">
            <text:p>Just Wright</text:p>
          </table:table-cell>
          <table:table-cell table:number-columns-repeated="1021"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Reality Bites</text:p>
          </table:table-cell>
          <table:table-cell office:value-type="string">
            <text:p>Waitress</text:p>
          </table:table-cell>
          <table:table-cell office:value-type="string">
            <text:p>Laws of Attraction</text:p>
          </table:table-cell>
          <table:table-cell table:number-columns-repeated="1020"/>
        </table:table-row>
        <table:table-row table:style-name="ro1">
          <table:table-cell table:style-name="ce2" office:value-type="float" office:value="40">
            <text:p>40</text:p>
          </table:table-cell>
          <table:table-cell office:value-type="string">
            <text:p>Only You</text:p>
          </table:table-cell>
          <table:table-cell office:value-type="string">
            <text:p>Summer Cath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ted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4" table:number-columns-repeated="1019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Movie #1</text:p>
          </table:table-cell>
          <table:table-cell office:value-type="string">
            <text:p>Movie #2</text:p>
          </table:table-cell>
          <table:table-cell office:value-type="string">
            <text:p>Movie #3</text:p>
          </table:table-cell>
          <table:table-cell office:value-type="string">
            <text:p>Movie #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y Story 2</text:p>
          </table:table-cell>
          <table:table-cell office:value-type="string">
            <text:p>Snow White</text:p>
          </table:table-cell>
          <table:table-cell office:value-type="string">
            <text:p>Toy Story 3</text:p>
          </table:table-cell>
          <table:table-cell office:value-type="string">
            <text:p>Up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occhio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nding Nemo</text:p>
          </table:table-cell>
          <table:table-cell office:value-type="string">
            <text:p>Toy Story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LL-E</text:p>
          </table:table-cell>
          <table:table-cell office:value-type="string">
            <text:p>The LEGO Movie</text:p>
          </table:table-cell>
          <table:table-cell office:value-type="string">
            <text:p>The Incredibles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ntasia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e Iron Giant</text:p>
          </table:table-cell>
          <table:table-cell table:style-name="ce3" office:value-type="string">
            <text:p>101 Dalmatians</text:p>
          </table:table-cell>
          <table:table-cell office:value-type="string">
            <text:p>Chicken Run</text:p>
          </table:table-cell>
          <table:table-cell office:value-type="string">
            <text:p>Spirited Away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nsters, Inc.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oy Story </text:p>
          </table:table-cell>
          <table:table-cell office:value-type="string">
            <text:p>Antz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addin</text:p>
          </table:table-cell>
          <table:table-cell office:value-type="string">
            <text:p>Coralin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ambi</text:p>
          </table:table-cell>
          <table:table-cell office:value-type="string">
            <text:p>Frozen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rincess Mononoke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onyo</text:p>
          </table:table-cell>
          <table:table-cell office:value-type="string">
            <text:p>Mary and Max</text:p>
          </table:table-cell>
          <table:table-cell office:value-type="string">
            <text:p>Tangled</text:p>
          </table:table-cell>
          <table:table-cell office:value-type="string">
            <text:p>Shrek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naNorman</text:p>
          </table:table-cell>
          <table:table-cell office:value-type="string">
            <text:p>My Dog Tulip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ulan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rozen</text:p>
          </table:table-cell>
          <table:table-cell office:value-type="string">
            <text:p>Toy Story </text:p>
          </table:table-cell>
          <table:table-cell office:value-type="string">
            <text:p>Snow White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hrek 2</text:p>
          </table:table-cell>
          <table:table-cell office:value-type="string">
            <text:p>Shrek 3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ilo and Stitch</text:p>
          </table:table-cell>
          <table:table-cell office:value-type="string">
            <text:p>Akira</text:p>
          </table:table-cell>
          <table:table-cell office:value-type="string">
            <text:p>Toy Story 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etropolis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" table:style-name="ta2" table:print="false">
        <table:table-column table:style-name="co8" table:default-cell-style-name="ce1"/>
        <table:table-column table:style-name="co3" table:default-cell-style-name="ce1"/>
        <table:table-column table:style-name="co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Movie #1</text:p>
          </table:table-cell>
          <table:table-cell office:value-type="string">
            <text:p>Movie #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t Pursui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ronman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e Hard</text:p>
          </table:table-cell>
          <table:table-cell office:value-type="string">
            <text:p>Terminato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arface</text:p>
          </table:table-cell>
          <table:table-cell office:value-type="string">
            <text:p>Terminator 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vengers</text:p>
          </table:table-cell>
          <table:table-cell office:value-type="string">
            <text:p>Batma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ronman 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tropolis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ing Kong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tman</text:p>
          </table:table-cell>
          <table:table-cell office:value-type="string">
            <text:p>Se7e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aws</text:p>
          </table:table-cell>
          <table:table-cell office:value-type="string">
            <text:p>Spartacu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engers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kyfall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ronman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madeus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pider-man</text:p>
          </table:table-cell>
          <table:table-cell office:value-type="string">
            <text:p>Gladiator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X-Men</text:p>
          </table:table-cell>
          <table:table-cell office:value-type="string">
            <text:p>Apocalyps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d Max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istrict 9</text:p>
          </table:table-cell>
          <table:table-cell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8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8107P0"/>
    </number:currency-style>
    <number:currency-style style:name="N8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14:55:3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creator>asdf as</dc:creator>
    <meta:creation-date>2015-05-02T02:53:31Z</meta:creation-date>
    <dc:date>2015-05-28T14:55:35.90</dc:date>
    <meta:editing-cycles>6</meta:editing-cycles>
    <meta:editing-duration>PT12M54S</meta:editing-duration>
    <meta:document-statistic meta:table-count="3" meta:cell-count="167" meta:object-count="0"/>
  </office:meta>
</office:document-meta>
</file>